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9846in" fo:text-indent="0in" style:auto-text-indent="false"/>
      <style:text-properties officeooo:paragraph-rsid="0017938e"/>
    </style:style>
    <style:style style:name="P2" style:family="paragraph" style:parent-style-name="Standard">
      <style:paragraph-properties fo:margin-left="0.9846in" fo:text-indent="0in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181242"/>
    </style:style>
    <style:style style:name="P6" style:family="paragraph" style:parent-style-name="Standard" style:list-style-name="L4">
      <style:text-properties officeooo:paragraph-rsid="00181242"/>
    </style:style>
    <style:style style:name="P7" style:family="paragraph" style:parent-style-name="Standard" style:list-style-name="L4">
      <style:text-properties officeooo:rsid="00181242" officeooo:paragraph-rsid="00181242"/>
    </style:style>
    <style:style style:name="P8" style:family="paragraph" style:parent-style-name="Standard" style:list-style-name="L5">
      <style:text-properties officeooo:paragraph-rsid="00181242"/>
    </style:style>
    <style:style style:name="P9" style:family="paragraph" style:parent-style-name="Standard" style:list-style-name="L5">
      <style:text-properties officeooo:rsid="001a0d16" officeooo:paragraph-rsid="001a0d16"/>
    </style:style>
    <style:style style:name="P10" style:family="paragraph" style:parent-style-name="Standard" style:list-style-name="L5">
      <style:text-properties officeooo:rsid="001acff7" officeooo:paragraph-rsid="001acff7"/>
    </style:style>
    <style:style style:name="T1" style:family="text">
      <style:text-properties officeooo:rsid="0017938e"/>
    </style:style>
    <style:style style:name="T2" style:family="text">
      <style:text-properties officeooo:rsid="00181242"/>
    </style:style>
    <style:style style:name="T3" style:family="text">
      <style:text-properties officeooo:rsid="001a0d1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want a clean, modular, class-based Arduino code architecture for my hexapod robot system with the following features and hardware setup:</text:p>
      <text:p text:style-name="Standard"/>
      <text:list text:style-name="L1">
        <text:list-item>
          <text:p text:style-name="P3">6 legs × 3 Dynamixel AX-18A servos (IDs 1 to 18), each leg identified as:</text:p>
        </text:list-item>
      </text:list>
      <text:p text:style-name="Standard"/>
      <text:p text:style-name="P2">1: front-left <text:span text:style-name="T1">with </text:span>servo <text:span text:style-name="T1">ID</text:span>s 1,2,3</text:p>
      <text:p text:style-name="P2"/>
      <text:p text:style-name="P1">2: front-right <text:span text:style-name="T1">with </text:span>servo <text:span text:style-name="T1">ID</text:span>s 4,5,6</text:p>
      <text:p text:style-name="P2"/>
      <text:p text:style-name="P1">3: mid-left <text:span text:style-name="T1">with </text:span>servo <text:span text:style-name="T1">ID</text:span>s 7,8,9</text:p>
      <text:p text:style-name="P2"/>
      <text:p text:style-name="P1">4: mid-right <text:span text:style-name="T1">with </text:span>servo <text:span text:style-name="T1">ID</text:span>s 10,11,12</text:p>
      <text:p text:style-name="P2"/>
      <text:p text:style-name="P1">5: rear-left <text:span text:style-name="T1">with </text:span>servo <text:span text:style-name="T1">ID</text:span>s 13,14,15</text:p>
      <text:p text:style-name="P2"/>
      <text:p text:style-name="P1">6: rear-right <text:span text:style-name="T1">with </text:span>servo <text:span text:style-name="T1">ID</text:span>s 16,17,18</text:p>
      <text:p text:style-name="Standard"/>
      <text:list text:style-name="L2">
        <text:list-item>
          <text:p text:style-name="P4">A turret with 2 AX-18A servos (pan <text:span text:style-name="T1">ID </text:span>19, tilt <text:span text:style-name="T1">ID </text:span>20) to rotate an AX-S1 sensor (ID 100)</text:p>
        </text:list-item>
      </text:list>
      <text:p text:style-name="Standard"/>
      <text:list text:continue-numbering="true" text:style-name="L2">
        <text:list-item>
          <text:p text:style-name="P4">OpenCR 1.0 board as the controller</text:p>
        </text:list-item>
      </text:list>
      <text:p text:style-name="Standard"/>
      <text:list text:continue-numbering="true" text:style-name="L2">
        <text:list-item>
          <text:p text:style-name="P4">Motors daisy-chained on OpenCR TTL port 1</text:p>
        </text:list-item>
      </text:list>
      <text:p text:style-name="Standard"/>
      <text:list text:continue-numbering="true" text:style-name="L2">
        <text:list-item>
          <text:p text:style-name="P4">BT-410 Bluetooth module connected to OpenCR UART1 port</text:p>
        </text:list-item>
      </text:list>
      <text:p text:style-name="Standard"/>
      <text:list text:continue-numbering="true" text:style-name="L2">
        <text:list-item>
          <text:p text:style-name="P4">RC100B remote control inputs received through BT-410</text:p>
        </text:list-item>
      </text:list>
      <text:p text:style-name="Standard"/>
      <text:list text:continue-numbering="true" text:style-name="L2">
        <text:list-item>
          <text:p text:style-name="P4"><text:span text:style-name="T2">Remote </text:span>Control parameters: speed, gait, direction, <text:span text:style-name="T2">turret pan, turret tilt</text:span></text:p>
        </text:list-item>
      </text:list>
      <text:p text:style-name="Standard"/>
      <text:list text:continue-numbering="true" text:style-name="L2">
        <text:list-item>
          <text:p text:style-name="P4">Class-based code in separate Arduino files for maintainability</text:p>
        </text:list-item>
      </text:list>
      <text:p text:style-name="Standard"/>
      <text:p text:style-name="Standard"><text:span text:style-name="T2">Code </text:span>structure <text:span text:style-name="T2">to be as follows</text:span></text:p>
      <text:list text:style-name="L3">
        <text:list-item>
          <text:p text:style-name="P5">DynamixelController class:</text:p>
        </text:list-item>
      </text:list>
      <text:list text:style-name="L4">
        <text:list-item>
          <text:list>
            <text:list-item>
              <text:p text:style-name="P6">Handles communication with the Dynamixel servos on the TTL port</text:p>
            </text:list-item>
            <text:list-item>
              <text:p text:style-name="P6">Provides low-level servo control, ID-based commands</text:p>
            </text:list-item>
            <text:list-item>
              <text:p text:style-name="P6">Functions: setPosition, setSpeed, readPosition, initializeServos, etc.</text:p>
            </text:list-item>
          </text:list>
        </text:list-item>
        <text:list-item>
          <text:p text:style-name="P6">Leg class:</text:p>
          <text:list>
            <text:list-item>
              <text:p text:style-name="P6">Represents a single leg (3 servos)</text:p>
            </text:list-item>
            <text:list-item>
              <text:p text:style-name="P6">Uses DynamixelController to control the leg servos</text:p>
            </text:list-item>
            <text:list-item>
              <text:p text:style-name="P6">Functions: setJointAngles, liftLeg, moveLegForward, etc.</text:p>
            </text:list-item>
          </text:list>
        </text:list-item>
        <text:list-item>
          <text:p text:style-name="P6">Hexapod class:</text:p>
          <text:list>
            <text:list-item>
              <text:p text:style-name="P6">Aggregates 6 Leg instances</text:p>
            </text:list-item>
            <text:list-item>
              <text:p text:style-name="P6">Manages gait patterns and coordination between legs</text:p>
            </text:list-item>
            <text:list-item>
              <text:p text:style-name="P6">Functions: setGait, setSpeed, moveForward, <text:span text:style-name="T2">moveBackward, </text:span>turn, stop, etc.</text:p>
            </text:list-item>
          </text:list>
        </text:list-item>
        <text:list-item>
          <text:p text:style-name="P6">Turret class:</text:p>
          <text:list>
            <text:list-item>
              <text:p text:style-name="P6">Controls the turret servos (<text:span text:style-name="T2">pan </text:span>ID 19, <text:span text:style-name="T2">tilt ID </text:span>20)</text:p>
            </text:list-item>
            <text:list-item>
              <text:p text:style-name="P6">Aims the AX-S1 sensor</text:p>
            </text:list-item>
            <text:list-item>
              <text:p text:style-name="P7">Read AX-S1 sensor data</text:p>
            </text:list-item>
            <text:list-item>
              <text:p text:style-name="P6">Functions: rotateTurret, resetTurret, etc.</text:p>
            </text:list-item>
          </text:list>
        </text:list-item>
        <text:list-item>
          <text:p text:style-name="P6"><text:soft-page-break/>RCController class:</text:p>
          <text:list>
            <text:list-item>
              <text:p text:style-name="P6">Manages input from BT-410 (UART1)</text:p>
            </text:list-item>
            <text:list-item>
              <text:p text:style-name="P6">Parses RC100B remote commands</text:p>
            </text:list-item>
            <text:list-item>
              <text:p text:style-name="P6">Converts commands into actions (speed, direction, gait, <text:span text:style-name="T2">turret pan, turret tilt</text:span>)</text:p>
            </text:list-item>
            <text:list-item>
              <text:p text:style-name="P6">Functions: readInput, parseCommands, updateControlState</text:p>
            </text:list-item>
          </text:list>
        </text:list-item>
        <text:list-item>
          <text:p text:style-name="P6">Main Arduino sketch</text:p>
          <text:list>
            <text:list-item>
              <text:p text:style-name="P6">Initializes all classes</text:p>
            </text:list-item>
            <text:list-item>
              <text:p text:style-name="P6">Runs main loop to update robot state based on RC commands</text:p>
            </text:list-item>
          </text:list>
        </text:list-item>
      </text:list>
      <text:p text:style-name="Standard"/>
      <text:p text:style-name="Standard">Additional notes:</text:p>
      <text:list text:style-name="L5">
        <text:list-item>
          <text:p text:style-name="P8">Use the official Dynamixel2Arduino library tailored for OpenCR to manage servos on TTL port 1.</text:p>
        </text:list-item>
        <text:list-item>
          <text:p text:style-name="P9">Add movement limits to all servos to avoid going beyond physical allowed angles.</text:p>
        </text:list-item>
        <text:list-item>
          <text:p text:style-name="P8">Communication with BT-410 will be UART1 on OpenCR. Need to set up Serial1 for this.</text:p>
        </text:list-item>
        <text:list-item>
          <text:p text:style-name="P8">Make sure to implement watchdogs or failsafe in case of lost RC signal.</text:p>
        </text:list-item>
        <text:list-item>
          <text:p text:style-name="P8">Gait and speed control should be designed for extensibility — possibly using state machines or lookup tables.</text:p>
        </text:list-item>
        <text:list-item>
          <text:p text:style-name="P8">Modularizing code into .h and .cpp files for each class <text:span text:style-name="T2">to</text:span> improve readability and maintenance.</text:p>
        </text:list-item>
        <text:list-item>
          <text:p text:style-name="P8">Help adapt <text:span text:style-name="T3">code</text:span> for PlatformIO.</text:p>
        </text:list-item>
        <text:list-item>
          <text:p text:style-name="P10">If you use millis(), it is declared in Arduino's core header.</text:p>
        </text:list-item>
        <text:list-item>
          <text:p text:style-name="P10">ROBOTIS Dynamixel2Arduino does not have setProfileVelocity() for AX-18A, AX-18A does not support velocity profiles, Use setGoalVelocity() instead.</text:p>
        </text:list-item>
        <text:list-item>
          <text:p text:style-name="P9">Provide final code in zip fil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21:32:56.488010410</meta:creation-date>
    <dc:date>2025-07-06T07:46:59.840286722</dc:date>
    <meta:editing-duration>PT2M2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446" meta:character-count="2710" meta:non-whitespace-character-count="2358"/>
  </office:meta>
</office:document-meta>
</file>